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16])" office:value-type="float" office:value="0.0000325340833530416" calcext:value-type="float">
            <text:p>3.25340833530416E-05</text:p>
          </table:table-cell>
          <table:table-cell table:formula="of:=AVERAGE([.N2:.N16])" office:value-type="float" office:value="0.000052358401703384" calcext:value-type="float">
            <text:p>5.2358401703384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9:20:58.687575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01T19:24:42.371891781</dc:date>
    <meta:editing-duration>PT10H50M12S</meta:editing-duration>
    <meta:editing-cycles>26</meta:editing-cycles>
    <meta:generator>LibreOffice/7.0.4.2$Linux_X86_64 LibreOffice_project/00$Build-2</meta:generator>
    <meta:document-statistic meta:table-count="1" meta:cell-count="392" meta:object-count="0"/>
  </office:meta>
</office:document-meta>
</file>